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28in"/>
    </style:style>
    <style:style style:name="co2" style:family="table-column">
      <style:table-column-properties fo:break-before="auto" style:column-width="3.6362in"/>
    </style:style>
    <style:style style:name="co3" style:family="table-column">
      <style:table-column-properties fo:break-before="auto" style:column-width="3.4035in"/>
    </style:style>
    <style:style style:name="co4" style:family="table-column">
      <style:table-column-properties fo:break-before="auto" style:column-width="3.9319in"/>
    </style:style>
    <style:style style:name="co5" style:family="table-column">
      <style:table-column-properties fo:break-before="auto" style:column-width="3.0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WITH PC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NO. OF DIMENSIONS</text:p>
          </table:table-cell>
          <table:table-cell table:style-name="Default" office:value-type="string" calcext:value-type="string">
            <text:p>DCT GINI ACCURACY</text:p>
          </table:table-cell>
          <table:table-cell table:style-name="Default" office:value-type="string" calcext:value-type="string">
            <text:p>DCT ENTROPY ACCURACY</text:p>
          </table:table-cell>
          <table:table-cell table:style-name="Default" office:value-type="string" calcext:value-type="string">
            <text:p>RANDOM FOREST ACCURACY</text:p>
          </table:table-cell>
          <table:table-cell table:style-name="Default" office:value-type="string" calcext:value-type="string">
            <text:p>XGBOOST ACCURAC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56738768718802" calcext:value-type="float">
            <text:p>0.956738768718802</text:p>
          </table:table-cell>
          <table:table-cell office:value-type="float" office:value="0.95618413754853" calcext:value-type="float">
            <text:p>0.95618413754853</text:p>
          </table:table-cell>
          <table:table-cell office:value-type="float" office:value="0.964503605102607" calcext:value-type="float">
            <text:p>0.964503605102607</text:p>
          </table:table-cell>
          <table:table-cell office:value-type="float" office:value="0.96561286744315" calcext:value-type="float">
            <text:p>0.965612867443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55074875207987" calcext:value-type="float">
            <text:p>0.955074875207987</text:p>
          </table:table-cell>
          <table:table-cell office:value-type="float" office:value="0.952301719356628" calcext:value-type="float">
            <text:p>0.952301719356628</text:p>
          </table:table-cell>
          <table:table-cell office:value-type="float" office:value="0.96561286744315" calcext:value-type="float">
            <text:p>0.96561286744315</text:p>
          </table:table-cell>
          <table:table-cell office:value-type="float" office:value="0.966722129783694" calcext:value-type="float">
            <text:p>0.966722129783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28563505269" calcext:value-type="float">
            <text:p>0.9528563505269</text:p>
          </table:table-cell>
          <table:table-cell office:value-type="float" office:value="0.95618413754853" calcext:value-type="float">
            <text:p>0.95618413754853</text:p>
          </table:table-cell>
          <table:table-cell office:value-type="float" office:value="0.966167498613422" calcext:value-type="float">
            <text:p>0.966167498613422</text:p>
          </table:table-cell>
          <table:table-cell office:value-type="float" office:value="0.967276760953966" calcext:value-type="float">
            <text:p>0.9672767609539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5618413754853" calcext:value-type="float">
            <text:p>0.95618413754853</text:p>
          </table:table-cell>
          <table:table-cell office:value-type="float" office:value="0.945646145313367" calcext:value-type="float">
            <text:p>0.945646145313367</text:p>
          </table:table-cell>
          <table:table-cell office:value-type="float" office:value="0.96561286744315" calcext:value-type="float">
            <text:p>0.96561286744315</text:p>
          </table:table-cell>
          <table:table-cell office:value-type="float" office:value="0.964503605102607" calcext:value-type="float">
            <text:p>0.9645036051026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50083194675541" calcext:value-type="float">
            <text:p>0.950083194675541</text:p>
          </table:table-cell>
          <table:table-cell office:value-type="float" office:value="0.954520244037715" calcext:value-type="float">
            <text:p>0.954520244037715</text:p>
          </table:table-cell>
          <table:table-cell office:value-type="float" office:value="0.963948973932335" calcext:value-type="float">
            <text:p>0.963948973932335</text:p>
          </table:table-cell>
          <table:table-cell office:value-type="float" office:value="0.966167498613422" calcext:value-type="float">
            <text:p>0.9661674986134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.953965612867443" calcext:value-type="float">
            <text:p>0.953965612867443</text:p>
          </table:table-cell>
          <table:table-cell office:value-type="float" office:value="0.966167498613422" calcext:value-type="float">
            <text:p>0.966167498613422</text:p>
          </table:table-cell>
          <table:table-cell office:value-type="float" office:value="0.965058236272879" calcext:value-type="float">
            <text:p>0.9650582362728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53965612867443" calcext:value-type="float">
            <text:p>0.953965612867443</text:p>
          </table:table-cell>
          <table:table-cell office:value-type="float" office:value="0.951747088186356" calcext:value-type="float">
            <text:p>0.951747088186356</text:p>
          </table:table-cell>
          <table:table-cell office:value-type="float" office:value="0.964503605102607" calcext:value-type="float">
            <text:p>0.964503605102607</text:p>
          </table:table-cell>
          <table:table-cell office:value-type="float" office:value="0.963948973932335" calcext:value-type="float">
            <text:p>0.9639489739323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37881308929562" calcext:value-type="float">
            <text:p>0.937881308929562</text:p>
          </table:table-cell>
          <table:table-cell office:value-type="float" office:value="0.942872989462008" calcext:value-type="float">
            <text:p>0.942872989462008</text:p>
          </table:table-cell>
          <table:table-cell office:value-type="float" office:value="0.96561286744315" calcext:value-type="float">
            <text:p>0.96561286744315</text:p>
          </table:table-cell>
          <table:table-cell office:value-type="float" office:value="0.965058236272879" calcext:value-type="float">
            <text:p>0.965058236272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941209095951193" calcext:value-type="float">
            <text:p>0.941209095951193</text:p>
          </table:table-cell>
          <table:table-cell office:value-type="float" office:value="0.963948973932335" calcext:value-type="float">
            <text:p>0.963948973932335</text:p>
          </table:table-cell>
          <table:table-cell office:value-type="float" office:value="0.96228508042152" calcext:value-type="float">
            <text:p>0.96228508042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38990571270105" calcext:value-type="float">
            <text:p>0.938990571270105</text:p>
          </table:table-cell>
          <table:table-cell office:value-type="float" office:value="0.946200776483638" calcext:value-type="float">
            <text:p>0.946200776483638</text:p>
          </table:table-cell>
          <table:table-cell office:value-type="float" office:value="0.966167498613422" calcext:value-type="float">
            <text:p>0.966167498613422</text:p>
          </table:table-cell>
          <table:table-cell office:value-type="float" office:value="0.96561286744315" calcext:value-type="float">
            <text:p>0.965612867443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935662784248475" calcext:value-type="float">
            <text:p>0.935662784248475</text:p>
          </table:table-cell>
          <table:table-cell office:value-type="float" office:value="0.964503605102607" calcext:value-type="float">
            <text:p>0.964503605102607</text:p>
          </table:table-cell>
          <table:table-cell office:value-type="float" office:value="0.965058236272879" calcext:value-type="float">
            <text:p>0.9650582362728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0099833610649" calcext:value-type="float">
            <text:p>0.940099833610649</text:p>
          </table:table-cell>
          <table:table-cell office:value-type="float" office:value="0.945091514143095" calcext:value-type="float">
            <text:p>0.945091514143095</text:p>
          </table:table-cell>
          <table:table-cell office:value-type="float" office:value="0.966167498613422" calcext:value-type="float">
            <text:p>0.966167498613422</text:p>
          </table:table-cell>
          <table:table-cell office:value-type="float" office:value="0.965058236272879" calcext:value-type="float">
            <text:p>0.9650582362728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9545202440377" calcext:value-type="float">
            <text:p>0.939545202440377</text:p>
          </table:table-cell>
          <table:table-cell office:value-type="float" office:value="0.94342762063228" calcext:value-type="float">
            <text:p>0.94342762063228</text:p>
          </table:table-cell>
          <table:table-cell office:value-type="float" office:value="0.966722129783694" calcext:value-type="float">
            <text:p>0.966722129783694</text:p>
          </table:table-cell>
          <table:table-cell office:value-type="float" office:value="0.961175818080976" calcext:value-type="float">
            <text:p>0.961175818080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7881308929562" calcext:value-type="float">
            <text:p>0.937881308929562</text:p>
          </table:table-cell>
          <table:table-cell office:value-type="float" office:value="0.940654464780921" calcext:value-type="float">
            <text:p>0.940654464780921</text:p>
          </table:table-cell>
          <table:table-cell office:value-type="float" office:value="0.963948973932335" calcext:value-type="float">
            <text:p>0.963948973932335</text:p>
          </table:table-cell>
          <table:table-cell office:value-type="float" office:value="0.961175818080976" calcext:value-type="float">
            <text:p>0.961175818080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9561841375485" calcext:value-type="float">
            <text:p>0.929561841375485</text:p>
          </table:table-cell>
          <table:table-cell office:value-type="float" office:value="0.938990571270105" calcext:value-type="float">
            <text:p>0.938990571270105</text:p>
          </table:table-cell>
          <table:table-cell office:value-type="float" office:value="0.964503605102607" calcext:value-type="float">
            <text:p>0.964503605102607</text:p>
          </table:table-cell>
          <table:table-cell office:value-type="float" office:value="0.958957293399889" calcext:value-type="float">
            <text:p>0.9589572933998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4553521907931" calcext:value-type="float">
            <text:p>0.934553521907931</text:p>
          </table:table-cell>
          <table:table-cell office:value-type="float" office:value="0.93732667775929" calcext:value-type="float">
            <text:p>0.93732667775929</text:p>
          </table:table-cell>
          <table:table-cell office:value-type="float" office:value="0.963948973932335" calcext:value-type="float">
            <text:p>0.963948973932335</text:p>
          </table:table-cell>
          <table:table-cell office:value-type="float" office:value="0.958402662229617" calcext:value-type="float">
            <text:p>0.9584026622296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38990571270105" calcext:value-type="float">
            <text:p>0.938990571270105</text:p>
          </table:table-cell>
          <table:table-cell office:value-type="float" office:value="0.940099833610649" calcext:value-type="float">
            <text:p>0.940099833610649</text:p>
          </table:table-cell>
          <table:table-cell office:value-type="float" office:value="0.962839711591792" calcext:value-type="float">
            <text:p>0.962839711591792</text:p>
          </table:table-cell>
          <table:table-cell office:value-type="float" office:value="0.960066555740433" calcext:value-type="float">
            <text:p>0.960066555740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41763727121464" calcext:value-type="float">
            <text:p>0.941763727121464</text:p>
          </table:table-cell>
          <table:table-cell office:value-type="float" office:value="0.942318358291736" calcext:value-type="float">
            <text:p>0.942318358291736</text:p>
          </table:table-cell>
          <table:table-cell office:value-type="float" office:value="0.96228508042152" calcext:value-type="float">
            <text:p>0.96228508042152</text:p>
          </table:table-cell>
          <table:table-cell office:value-type="float" office:value="0.957848031059346" calcext:value-type="float">
            <text:p>0.957848031059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6217415418747" calcext:value-type="float">
            <text:p>0.936217415418747</text:p>
          </table:table-cell>
          <table:table-cell office:value-type="float" office:value="0.938990571270105" calcext:value-type="float">
            <text:p>0.938990571270105</text:p>
          </table:table-cell>
          <table:table-cell office:value-type="float" office:value="0.963948973932335" calcext:value-type="float">
            <text:p>0.963948973932335</text:p>
          </table:table-cell>
          <table:table-cell office:value-type="float" office:value="0.960066555740433" calcext:value-type="float">
            <text:p>0.960066555740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789794786467" calcext:value-type="float">
            <text:p>0.92789794786467</text:p>
          </table:table-cell>
          <table:table-cell office:value-type="float" office:value="0.943982251802551" calcext:value-type="float">
            <text:p>0.943982251802551</text:p>
          </table:table-cell>
          <table:table-cell office:value-type="float" office:value="0.96228508042152" calcext:value-type="float">
            <text:p>0.96228508042152</text:p>
          </table:table-cell>
          <table:table-cell office:value-type="float" office:value="0.963394342762063" calcext:value-type="float">
            <text:p>0.963394342762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2318358291736" calcext:value-type="float">
            <text:p>0.942318358291736</text:p>
          </table:table-cell>
          <table:table-cell office:value-type="float" office:value="0.941209095951193" calcext:value-type="float">
            <text:p>0.941209095951193</text:p>
          </table:table-cell>
          <table:table-cell office:value-type="float" office:value="0.963394342762063" calcext:value-type="float">
            <text:p>0.963394342762063</text:p>
          </table:table-cell>
          <table:table-cell office:value-type="float" office:value="0.955629506378259" calcext:value-type="float">
            <text:p>0.9556295063782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935662784248475" calcext:value-type="float">
            <text:p>0.935662784248475</text:p>
          </table:table-cell>
          <table:table-cell office:value-type="float" office:value="0.964503605102607" calcext:value-type="float">
            <text:p>0.964503605102607</text:p>
          </table:table-cell>
          <table:table-cell office:value-type="float" office:value="0.96228508042152" calcext:value-type="float">
            <text:p>0.96228508042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3998890737659" calcext:value-type="float">
            <text:p>0.933998890737659</text:p>
          </table:table-cell>
          <table:table-cell office:value-type="float" office:value="0.941763727121464" calcext:value-type="float">
            <text:p>0.941763727121464</text:p>
          </table:table-cell>
          <table:table-cell office:value-type="float" office:value="0.960066555740433" calcext:value-type="float">
            <text:p>0.960066555740433</text:p>
          </table:table-cell>
          <table:table-cell office:value-type="float" office:value="0.956738768718802" calcext:value-type="float">
            <text:p>0.9567387687188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0116472545757" calcext:value-type="float">
            <text:p>0.930116472545757</text:p>
          </table:table-cell>
          <table:table-cell office:value-type="float" office:value="0.930671103716029" calcext:value-type="float">
            <text:p>0.930671103716029</text:p>
          </table:table-cell>
          <table:table-cell table:number-columns-repeated="2" office:value-type="float" office:value="0.951747088186356" calcext:value-type="float">
            <text:p>0.951747088186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1846921797005" calcext:value-type="float">
            <text:p>0.91846921797005</text:p>
          </table:table-cell>
          <table:table-cell office:value-type="float" office:value="0.943982251802551" calcext:value-type="float">
            <text:p>0.943982251802551</text:p>
          </table:table-cell>
          <table:table-cell office:value-type="float" office:value="0.933998890737659" calcext:value-type="float">
            <text:p>0.933998890737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5158069883527" calcext:value-type="float">
            <text:p>0.905158069883527</text:p>
          </table:table-cell>
          <table:table-cell office:value-type="float" office:value="0.906821963394343" calcext:value-type="float">
            <text:p>0.906821963394343</text:p>
          </table:table-cell>
          <table:table-cell office:value-type="float" office:value="0.934553521907931" calcext:value-type="float">
            <text:p>0.934553521907931</text:p>
          </table:table-cell>
          <table:table-cell office:value-type="float" office:value="0.937881308929562" calcext:value-type="float">
            <text:p>0.937881308929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885745978924016" calcext:value-type="float">
            <text:p>0.885745978924016</text:p>
          </table:table-cell>
          <table:table-cell office:value-type="float" office:value="0.920133111480865" calcext:value-type="float">
            <text:p>0.920133111480865</text:p>
          </table:table-cell>
          <table:table-cell office:value-type="float" office:value="0.917359955629506" calcext:value-type="float">
            <text:p>0.9173599556295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843594009983361" calcext:value-type="float">
            <text:p>0.843594009983361</text:p>
          </table:table-cell>
          <table:table-cell office:value-type="float" office:value="0.894620077648364" calcext:value-type="float">
            <text:p>0.894620077648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9:04:22.084070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3:51:58.182393781</meta:creation-date>
    <meta:generator>LibreOffice/24.2.5.2$Linux_X86_64 LibreOffice_project/420$Build-2</meta:generator>
    <dc:date>2024-10-03T19:52:33.192469841</dc:date>
    <meta:editing-duration>PT56M53S</meta:editing-duration>
    <meta:editing-cycles>3</meta:editing-cycles>
    <meta:document-statistic meta:table-count="1" meta:cell-count="146" meta:object-count="0"/>
  </office:meta>
</office:document-meta>
</file>